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Filt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axParser.parseString( String content , ContentHandler 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tendedContentFilter.endEntity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ContentFilter.startEntity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ContentFilter.ExtendedContentFilter( final ContentHandle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Filt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ContentFilt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axParser.HtmlSaxParser(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Filt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axParser.getContentFilter( ContentHandle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Filt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Filter.endElement( String uri , String loc , String ra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Filter.startElement( String uri , String loc , String raw , Attributes 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Filt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ContentFilter.startDTD( String arg0 , String arg1 , String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Filter.ContentFilter( ContentHandle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ContentFilt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ContentFilter.comment( char [ ] arg0 , int arg1 , in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axParser.getConfig( Properties propert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tendedContentFilt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Filt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Filter.characters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Filter.ignorableWhitespace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Filt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